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ValidationRuleGrammar.BaseValidationRuleGrammar( CoreAnnotationProcessorEnv env , Diagnostics diags , RuntimeVersionChecker rvc , String [ ] [ ] required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ValidationRuleGrammar.BaseValidationRule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ValidationRule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alidationRule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alidationRule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alidationRuleGrammar.onBeginCheck( AnnotationInstance annotation , AnnotationInstance [ ] parentAnnotations , MemberDeclaration classMemb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